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1d401e" officeooo:paragraph-rsid="001d401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1f5265" officeooo:paragraph-rsid="001f5265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0fe65" officeooo:paragraph-rsid="0020fe65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1d401e" officeooo:paragraph-rsid="001d401e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1d401e" officeooo:paragraph-rsid="001d401e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1d54ce" officeooo:paragraph-rsid="001d54ce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1f5265" officeooo:paragraph-rsid="000c7d02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1b100f" officeooo:paragraph-rsid="001b100f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0fe65" officeooo:paragraph-rsid="0020fe65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1ea12" officeooo:paragraph-rsid="0021ea12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 style:master-page-name="">
      <loext:graphic-properties draw:fill="none"/>
      <style:paragraph-properties fo:margin-left="2.3cm" fo:margin-right="0cm" fo:text-indent="0cm" style:auto-text-indent="false" style:page-number="auto" fo:background-color="transparent"/>
      <style:text-properties style:font-name="Garamond" fo:font-size="14pt" fo:language="fr" fo:country="FR" officeooo:rsid="001f5265" officeooo:paragraph-rsid="001f5265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 style:master-page-name="">
      <loext:graphic-properties draw:fill="none"/>
      <style:paragraph-properties fo:margin-left="2.3cm" fo:margin-right="0cm" fo:text-indent="0cm" style:auto-text-indent="false" style:page-number="auto" fo:background-color="transparent"/>
      <style:text-properties style:font-name="Garamond" fo:font-size="14pt" fo:language="fr" fo:country="FR" officeooo:rsid="00209b3f" officeooo:paragraph-rsid="00209b3f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style:font-name="Garamond" fo:font-size="14pt" fo:language="fr" fo:country="FR" officeooo:rsid="001f5265" officeooo:paragraph-rsid="001f5265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style:font-name="Garamond" fo:font-size="14pt" fo:language="fr" fo:country="FR" officeooo:rsid="001f5265" officeooo:paragraph-rsid="001fc9ca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style:font-name="Garamond" fo:font-size="14pt" fo:language="fr" fo:country="FR" officeooo:rsid="001f5265" officeooo:paragraph-rsid="00209b3f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style:font-name="Garamond" fo:font-size="14pt" fo:language="fr" fo:country="FR" officeooo:rsid="001fc9ca" officeooo:paragraph-rsid="001fc9ca" style:font-size-asian="14pt" style:language-asian="zxx" style:country-asian="none" style:font-size-complex="14pt" style:language-complex="zxx" style:country-complex="none"/>
    </style:style>
    <style:style style:name="P22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style:font-name="Garamond" fo:font-size="14pt" fo:language="fr" fo:country="FR" officeooo:rsid="00209b3f" officeooo:paragraph-rsid="00209b3f" style:font-size-asian="14pt" style:language-asian="zxx" style:country-asian="none" style:font-size-complex="14pt" style:language-complex="zxx" style:country-complex="none"/>
    </style:style>
    <style:style style:name="P23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style:font-name="Garamond" fo:font-size="16pt" fo:language="fr" fo:country="FR" officeooo:rsid="000c7d02" officeooo:paragraph-rsid="00209b3f" style:font-size-asian="16pt" style:language-asian="zxx" style:country-asian="none" style:font-size-complex="16pt" style:language-complex="zxx" style:country-complex="none"/>
    </style:style>
    <style:style style:name="P24" style:family="paragraph" style:parent-style-name="Standard" style:list-style-name="L1">
      <style:paragraph-properties>
        <style:tab-stops>
          <style:tab-stop style:position="6.35cm"/>
        </style:tab-stops>
      </style:paragraph-properties>
      <style:text-properties style:font-name="Garamond" fo:font-size="16pt" fo:language="fr" fo:country="FR" fo:font-weight="bold" officeooo:rsid="001d401e" officeooo:paragraph-rsid="001d401e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5" style:family="paragraph" style:parent-style-name="Standard" style:list-style-name="L1">
      <style:text-properties style:font-name="Garamond" fo:font-size="16pt" fo:language="fr" fo:country="FR" fo:font-weight="bold" officeooo:rsid="001f5265" officeooo:paragraph-rsid="001f526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6" style:family="paragraph" style:parent-style-name="Standard" style:list-style-name="L1">
      <style:text-properties style:font-name="Garamond" fo:font-size="16pt" fo:language="fr" fo:country="FR" fo:font-weight="bold" officeooo:rsid="00209b3f" officeooo:paragraph-rsid="00209b3f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7" style:family="paragraph" style:parent-style-name="Standard" style:list-style-name="L2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fo:font-weight="bold" officeooo:rsid="001f5265" officeooo:paragraph-rsid="001f526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209b3f"/>
    </style:style>
    <style:style style:name="T2" style:family="text">
      <style:text-properties officeooo:rsid="0021ef79"/>
    </style:style>
    <style:style style:name="T3" style:family="text">
      <style:text-properties officeooo:rsid="0022bbdf"/>
    </style:style>
    <style:style style:name="T4" style:family="text">
      <style:text-properties officeooo:rsid="0026392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ibunal d’Alcor</text:p>
      <text:p text:style-name="P3"/>
      <text:list xml:id="list3649255820" text:style-name="L1">
        <text:list-item>
          <text:p text:style-name="P24">Histoire</text:p>
        </text:list-item>
      </text:list>
      <text:p text:style-name="P2"/>
      <text:p text:style-name="P8">En 2113 <text:span text:style-name="T4">(c-100) </text:span>entre en vigueur le Code Civil d’Alcor (CCA), il prend effet dans la station Alcor et sur New Gaïa, il s’étendra par la suite aux autres spatioports et colonies humaines.</text:p>
      <text:p text:style-name="P9">En 2217 <text:span text:style-name="T4">(c-1)</text:span> ont lieu les premiers échanges diplomatiques avec les Stranis, en 2219 <text:span text:style-name="T4">(c-0)</text:span> les Stranis s’engagent à respecter le CCA dans l’espace humain, mais demandent de juger toute infraction commise par l’un des leur avec leur propre justice.</text:p>
      <text:p text:style-name="P9">La loi Strani et le CCA ajoute ensemble une nouvelle infraction : « Non respect d’une loi alien. ».</text:p>
      <text:p text:style-name="P9">Suite à la première colonie hors du système Hélios en 2248 <text:span text:style-name="T4">(c26)</text:span>, le Tribunal d’Alcor est fondé en 2250 <text:span text:style-name="T4">(c28) sur la station Alcor.</text:span></text:p>
      <text:p text:style-name="P9">Cette institution est garante du CCA, aussi, chaque colonie et spatioport devra être équipé d’un tribunal.</text:p>
      <text:p text:style-name="P10">Chaque citoyen possède un casier judiciaire géré par le Tribunal.</text:p>
      <text:p text:style-name="P10">Les Vadas intègrent le conseil et le Consortium en 2543 <text:span text:style-name="T4">(c302)</text:span> et 2544 <text:span text:style-name="T4">(c303)</text:span>, <text:span text:style-name="T2">t</text:span>out comme les Stranis en 2217 <text:span text:style-name="T4">(c-1)</text:span>, ils acceptent de respecter le CCA dans l’espace humain, néanmoins,leur système judiciaire et leur concept même de justice étant assez éloigné<text:span text:style-name="T2">e</text:span> du notre, le Tribunal recommande d’accompagner les Vadas dans les colonies et de faire preuve de compréhension à leur égard.</text:p>
      <text:p text:style-name="P10"/>
      <text:p text:style-name="P5"/>
      <text:list xml:id="list100730040406127" text:continue-numbering="true" text:style-name="L1">
        <text:list-item>
          <text:p text:style-name="P25">Procédures</text:p>
        </text:list-item>
      </text:list>
      <text:p text:style-name="P11"/>
      <text:p text:style-name="P6">Peu importe l’infraction, c’est aux forces de police locale d’interpeller le contrevenant.</text:p>
      <text:p text:style-name="P6">Tous les procès sont présidés par un juge indépendant nommé sur place pour une durée fixe.</text:p>
      <text:p text:style-name="P7">Tou<text:span text:style-name="T2">t</text:span> citoyen jugé ou juré se verra noté dans son casier judiciaire les informations relatives au procès : accusé, infraction(s), faits, sentences, peine, juge, jurés.</text:p>
      <text:p text:style-name="P6"/>
      <text:p text:style-name="P6"/>
      <text:p text:style-name="P6">Le Tribunal détermine trois types d’infractions :</text:p>
      <text:p text:style-name="P6"/>
      <text:list xml:id="list4127660074" text:style-name="L2">
        <text:list-item>
          <text:p text:style-name="P27">Infraction au CCA</text:p>
        </text:list-item>
      </text:list>
      <text:p text:style-name="P16"/>
      <text:p text:style-name="P20">En cas d’infraction au CCA, la procédure est très automatisé, <text:span text:style-name="T1">le prévenu est emmené au Tribunal disponible le plus proche.</text:span></text:p>
      <text:p text:style-name="P20"><text:span text:style-name="T1">L</text:span>e nombre de juré<text:span text:style-name="T2">s</text:span> dépend de la taille de la colonie/station, ces derniers sont tirés au hasard parmi tous les citoyens de la Confédération.</text:p>
      <text:p text:style-name="P18">Ils assistent au procès par visioconférence.</text:p>
      <text:p text:style-name="P18"/>
      <text:p text:style-name="P18">La police expose les faits et les preuves.</text:p>
      <text:p text:style-name="P18"/>
      <text:p text:style-name="P18"><text:soft-page-break/></text:p>
      <text:p text:style-name="P18">L’accusé à le droit de remettre en cause les preuves, si tel est le cas, une commission nommé<text:span text:style-name="T2">e</text:span> par le juge devra vérifier si les preuves en question sont recevables.</text:p>
      <text:p text:style-name="P18"/>
      <text:p text:style-name="P18">Si une preuve est considéré<text:span text:style-name="T2">e</text:span> comme irréfutable, le prévenu risque de voir sa peine alourdie pour avoir fait perdre du temps à la cour.</text:p>
      <text:p text:style-name="P18">Si au contraire elle est jugé irrecevable, elle est retirée.</text:p>
      <text:p text:style-name="P18"/>
      <text:p text:style-name="P18">Une fois toutes les preuves accepté<text:span text:style-name="T2">e</text:span>s, les jurés sont appelés au procès.</text:p>
      <text:p text:style-name="P18">Leur sont alors présenté<text:span text:style-name="T2">s</text:span> les faits, suite à quoi le juge expose le ou les articles du CCA relatif à la situation et la ou les peines associé<text:span text:style-name="T2">e</text:span>s si il y a jurisprudence.</text:p>
      <text:p text:style-name="P18">Les jurés ont ensuite un temps de réflexion puis doivent voter : coupable, innocent ou indécis.</text:p>
      <text:p text:style-name="P18"/>
      <text:p text:style-name="P21">Innocent implique la relaxe de l’individu, indécis donne à la police du temps (fixé par le juge) pour assembler d’autres preuves avant un autre procès.</text:p>
      <text:p text:style-name="P21">Si l’individu est reconnu coupable, le juge propose une peine (généralement par jurisprudence) aux jurés.</text:p>
      <text:p text:style-name="P21">Suite à un vote, si la majorité refuse la peine proposé<text:span text:style-name="T2">e</text:span>, c’est à eux de définir par concertation une peine plus adéquate. S’ils n’y parviennent pas, la sentence initiale est gardée.</text:p>
      <text:p text:style-name="P19"/>
      <text:p text:style-name="P19"/>
      <text:list xml:id="list100730224245277" text:continue-numbering="true" text:style-name="L2">
        <text:list-item>
          <text:p text:style-name="P27">Infraction à la loi locale</text:p>
        </text:list-item>
      </text:list>
      <text:p text:style-name="P16"/>
      <text:p text:style-name="P22">La procédure est très similaire à la précédente, à trois différences, le prévenu est emmené dans le Tribunal local, et le juge dispose d’un adjoint volontaire ayant connaissance des lois locales.</text:p>
      <text:p text:style-name="P22">Enfin les jurés proviendront à 50 % de la colonie locale.</text:p>
      <text:p text:style-name="P22">Le reste de la procédure est identique à une infraction au CCA</text:p>
      <text:p text:style-name="P22"/>
      <text:p text:style-name="P22"/>
      <text:p text:style-name="P6"/>
      <text:list xml:id="list100731297456903" text:continue-numbering="true" text:style-name="L2">
        <text:list-item>
          <text:p text:style-name="P27">Infraction d’une loi alien</text:p>
        </text:list-item>
      </text:list>
      <text:p text:style-name="P6"/>
      <text:p text:style-name="P17">Dans ce cas particulier, l’individu devra être emmené au Tribunal le plus proche disponible en collaboration avec les forces de l’ordre alien locales.</text:p>
      <text:p text:style-name="P22">Le juge quo-présidera la séance avec un émissaire alien.</text:p>
      <text:p text:style-name="P22">Il y aura également un second jury composé uniquement de membre<text:span text:style-name="T3">s</text:span> de la faction alien en question.</text:p>
      <text:p text:style-name="P22">Le reste de la procédure est similaire, mais il revient aux juges de trancher en cas de différences de sentences entre les deux jurys.</text:p>
      <text:p text:style-name="P22"/>
      <text:p text:style-name="P22"/>
      <text:p text:style-name="P22"/>
      <text:p text:style-name="P23"><text:soft-page-break/></text:p>
      <text:list xml:id="list100731605076332" text:continue-list="list100730040406127" text:style-name="L1">
        <text:list-item>
          <text:p text:style-name="P26">Peines</text:p>
        </text:list-item>
      </text:list>
      <text:p text:style-name="P12"/>
      <text:p text:style-name="P14">Le CCA autorise quatre sortes de peines :</text:p>
      <text:p text:style-name="P14">- Compensation financière</text:p>
      <text:p text:style-name="P14">- Travail de compensation</text:p>
      <text:p text:style-name="P14">- Emprisonnement/isolation pour une durée finie</text:p>
      <text:p text:style-name="P14">- Exil/bannissement pour une durée infini<text:span text:style-name="T3">e</text:span></text:p>
      <text:p text:style-name="P14"/>
      <text:p text:style-name="P14"/>
      <text:p text:style-name="P14">Le travail de compensation peut être au profit des victimes (ou famille de victime<text:span text:style-name="T3">s</text:span>) ou bien à la colonie.</text:p>
      <text:p text:style-name="P14">Il est délimité par un temps de travail et/ou bien un montant total de bénéfice.</text:p>
      <text:p text:style-name="P14"/>
      <text:p text:style-name="P14">L’isolation se fait selon les infrastructures de la colonie, si elle n’en a pas les moyens, elle peut demander à faire transférer le prisonnier dans une autre colonie (à ses frais).</text:p>
      <text:p text:style-name="P14"/>
      <text:p text:style-name="P14">Si l’exil est prononcé, la colonie s’engage à transporter l’individu jusqu’au spatioport le plus proche.</text:p>
      <text:p text:style-name="P14"/>
      <text:p text:style-name="P14"/>
      <text:p text:style-name="P15">Ces peines peuvent se cumuler selon la gravité des faits ou selon l’avis du jury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Orion le MJ | Page 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9M46S</meta:editing-duration>
    <meta:editing-cycles>19</meta:editing-cycles>
    <meta:generator>LibreOffice/6.0.2.1$Windows_X86_64 LibreOffice_project/f7f06a8f319e4b62f9bc5095aa112a65d2f3ac89</meta:generator>
    <dc:date>2018-04-08T10:07:29.306000000</dc:date>
    <meta:document-statistic meta:table-count="0" meta:image-count="0" meta:object-count="0" meta:page-count="3" meta:paragraph-count="49" meta:word-count="797" meta:character-count="4723" meta:non-whitespace-character-count="3981"/>
    <meta:user-defined meta:name="Info 1"/>
    <meta:user-defined meta:name="Info 2"/>
    <meta:user-defined meta:name="Info 3"/>
    <meta:user-defined meta:name="Info 4"/>
  </office:meta>
</office:document-meta>
</file>